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nexe au compte rendu d'activités </text:p>
      <text:p text:style-name="P2">de Pierre-Yves Ronot </text:p>
      <text:p text:style-name="P2">du 21/05/2012 au 31/05/2012</text:p>
      <text:p text:style-name="P3"/>
      <text:p text:style-name="P1"/>
      <text:p text:style-name="P1">Durant les deux dernières semaines du mois d'Avril, j'ai contribué au projet de recherche et développement Generic System sur les aspects suivants :</text:p>
      <text:list xml:id="list1088646538" text:style-name="L1">
        <text:list-item>
          <text:p text:style-name="P4">GS Impl :</text:p>
          <text:list>
            <text:list-item>
              <text:p text:style-name="P4">Mise en place de contraintes d'intégrité sur la seconde version du système.</text:p>
              <text:list>
                <text:list-item>
                  <text:p text:style-name="P4">Étude et mise en place du déclenchement de la vérification des contraintes à différents moments (à la volée, lors du flush, rétroactiv<text:span text:style-name="T1">ement) ;</text:span></text:p>
                </text:list-item>
                <text:list-item>
                  <text:p text:style-name="P4"><text:span text:style-name="T1">Conception de la taxonomie des contraintes </text:span>;</text:p>
                </text:list-item>
                <text:list-item>
                  <text:p text:style-name="P4">Recherche et développement de contraintes afin de tester le système (unicité de valeurs d'attributs, vérification de non collision entre différents threads lors de la suppression, unicité d'instance)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5T10:04:14</meta:creation-date>
    <dc:date>2012-05-25T14:11:47</dc:date>
    <meta:editing-duration>PT31M46S</meta:editing-duration>
    <meta:editing-cycles>11</meta:editing-cycles>
    <meta:generator>LibreOffice/3.4$Unix LibreOffice_project/340m1$Build-502</meta:generator>
    <meta:print-date>2012-05-25T10:19:17</meta:print-date>
    <meta:document-statistic meta:table-count="0" meta:image-count="0" meta:object-count="0" meta:page-count="1" meta:paragraph-count="9" meta:word-count="112" meta:character-count="706" meta:non-whitespace-character-count="606"/>
  </office:meta>
</office:document-meta>
</file>